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range spreadsheet behavior – sum of 3 cells (A3, A4, A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works</text:p>
          </table:table-cell>
          <table:table-cell table:formula="of:=SUM([.A3:.A5])" office:value-type="float" office:value="15" calcext:value-type="float">
            <text:p>15</text:p>
          </table:table-cell>
          <table:table-cell/>
          <table:table-cell office:value-type="string" calcext:value-type="string">
            <text:p>SUM(<text:span text:style-name="T1">A3:A5</text:span>))</text:p>
          </table:table-cell>
        </table:table-row>
        <table:table-row table:style-name="ro1">
          <table:table-cell office:value-type="string" calcext:value-type="string">
            <text:p>this doesn't</text:p>
          </table:table-cell>
          <table:table-cell table:formula="of:=[.A3]+[.A4]+[.A5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3+A4+A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2" number:min-integer-digits="2"/>
    </number:number-style>
    <number:date-style style:name="N122">
      <number:day-of-week number:style="long"/>
      <number:text>,  </number:text>
      <number:day number:style="long"/>
    </number:date-style>
    <number:date-style style:name="N123">
      <number:day-of-week number:style="long"/>
      <number:text>, </number:text>
      <number:day number:style="long"/>
    </number:date-style>
    <number:date-style style:name="N124">
      <number:day number:style="long"/>
      <number:text>/</number:text>
      <number:month number:style="long"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4:22:25.091784468</meta:creation-date>
    <dc:date>2015-03-17T14:24:31.634813971</dc:date>
    <meta:editing-duration>PT2M5S</meta:editing-duration>
    <meta:editing-cycles>2</meta:editing-cycles>
    <meta:generator>LibreOffice/4.3.3.2$Linux_X86_64 LibreOffice_project/430m0$Build-2</meta:generator>
    <meta:document-statistic meta:table-count="1" meta:cell-count="10" meta:object-count="0"/>
  </office:meta>
</office:document-meta>
</file>